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.667">
            <text:p>924.667</text:p>
          </table:table-cell>
          <table:table-cell/>
        </table:table-row>
        <table:table-row table:style-name="ro1">
          <table:table-cell office:value-type="float" office:value="603.4">
            <text:p>603.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350.333">
            <text:p>350.333</text:p>
          </table:table-cell>
          <table:table-cell/>
        </table:table-row>
        <table:table-row table:style-name="ro1">
          <table:table-cell office:value-type="float" office:value="287.818">
            <text:p>287.818</text:p>
          </table:table-cell>
          <table:table-cell/>
        </table:table-row>
        <table:table-row table:style-name="ro1">
          <table:table-cell office:value-type="float" office:value="244.462">
            <text:p>244.46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97.941">
            <text:p>197.941</text:p>
          </table:table-cell>
          <table:table-cell/>
        </table:table-row>
        <table:table-row table:style-name="ro1">
          <table:table-cell office:value-type="float" office:value="178.947">
            <text:p>178.947</text:p>
          </table:table-cell>
          <table:table-cell/>
        </table:table-row>
        <table:table-row table:style-name="ro1">
          <table:table-cell office:value-type="float" office:value="162.81">
            <text:p>162.81</text:p>
          </table:table-cell>
          <table:table-cell/>
        </table:table-row>
        <table:table-row table:style-name="ro1">
          <table:table-cell office:value-type="float" office:value="163.762">
            <text:p>163.762</text:p>
          </table:table-cell>
          <table:table-cell/>
        </table:table-row>
        <table:table-row table:style-name="ro1">
          <table:table-cell office:value-type="float" office:value="163.714">
            <text:p>163.714</text:p>
          </table:table-cell>
          <table:table-cell/>
        </table:table-row>
        <table:table-row table:style-name="ro1">
          <table:table-cell office:value-type="float" office:value="32.5714">
            <text:p>32.5714</text:p>
          </table:table-cell>
          <table:table-cell/>
        </table:table-row>
        <table:table-row table:style-name="ro1">
          <table:table-cell office:value-type="float" office:value="25.0476">
            <text:p>25.0476</text:p>
          </table:table-cell>
          <table:table-cell/>
        </table:table-row>
        <table:table-row table:style-name="ro1">
          <table:table-cell office:value-type="float" office:value="23.0952">
            <text:p>23.0952</text:p>
          </table:table-cell>
          <table:table-cell/>
        </table:table-row>
        <table:table-row table:style-name="ro1">
          <table:table-cell office:value-type="float" office:value="22.0476">
            <text:p>22.0476</text:p>
          </table:table-cell>
          <table:table-cell/>
        </table:table-row>
        <table:table-row table:style-name="ro1">
          <table:table-cell office:value-type="float" office:value="21.4762">
            <text:p>21.4762</text:p>
          </table:table-cell>
          <table:table-cell/>
        </table:table-row>
        <table:table-row table:style-name="ro1">
          <table:table-cell office:value-type="float" office:value="22.0952">
            <text:p>22.0952</text:p>
          </table:table-cell>
          <table:table-cell/>
        </table:table-row>
        <table:table-row table:style-name="ro1">
          <table:table-cell office:value-type="float" office:value="19.2857">
            <text:p>19.2857</text:p>
          </table:table-cell>
          <table:table-cell/>
        </table:table-row>
        <table:table-row table:style-name="ro1">
          <table:table-cell office:value-type="float" office:value="19.381">
            <text:p>19.381</text:p>
          </table:table-cell>
          <table:table-cell/>
        </table:table-row>
        <table:table-row table:style-name="ro1">
          <table:table-cell office:value-type="float" office:value="19.4762">
            <text:p>19.4762</text:p>
          </table:table-cell>
          <table:table-cell/>
        </table:table-row>
        <table:table-row table:style-name="ro1">
          <table:table-cell office:value-type="float" office:value="19.5238">
            <text:p>19.5238</text:p>
          </table:table-cell>
          <table:table-cell/>
        </table:table-row>
        <table:table-row table:style-name="ro1">
          <table:table-cell office:value-type="float" office:value="19.5714">
            <text:p>19.5714</text:p>
          </table:table-cell>
          <table:table-cell/>
        </table:table-row>
        <table:table-row table:style-name="ro1">
          <table:table-cell office:value-type="float" office:value="19.7143">
            <text:p>19.7143</text:p>
          </table:table-cell>
          <table:table-cell/>
        </table:table-row>
        <table:table-row table:style-name="ro1">
          <table:table-cell office:value-type="float" office:value="16.5714">
            <text:p>16.5714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.7619">
            <text:p>10.7619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1905">
            <text:p>11.1905</text:p>
          </table:table-cell>
          <table:table-cell/>
        </table:table-row>
        <table:table-row table:style-name="ro1">
          <table:table-cell office:value-type="float" office:value="11.5714">
            <text:p>11.5714</text:p>
          </table:table-cell>
          <table:table-cell/>
        </table:table-row>
        <table:table-row table:style-name="ro1">
          <table:table-cell office:value-type="float" office:value="11.7143">
            <text:p>11.7143</text:p>
          </table:table-cell>
          <table:table-cell/>
        </table:table-row>
        <table:table-row table:style-name="ro1">
          <table:table-cell office:value-type="float" office:value="11.5714">
            <text:p>11.5714</text:p>
          </table:table-cell>
          <table:table-cell/>
        </table:table-row>
        <table:table-row table:style-name="ro1">
          <table:table-cell office:value-type="float" office:value="11.0952">
            <text:p>11.0952</text:p>
          </table:table-cell>
          <table:table-cell/>
        </table:table-row>
        <table:table-row table:style-name="ro1">
          <table:table-cell office:value-type="float" office:value="11.1905">
            <text:p>11.1905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4286">
            <text:p>10.4286</text:p>
          </table:table-cell>
          <table:table-cell/>
        </table:table-row>
        <table:table-row table:style-name="ro1">
          <table:table-cell office:value-type="float" office:value="10.5714">
            <text:p>10.5714</text:p>
          </table:table-cell>
          <table:table-cell/>
        </table:table-row>
        <table:table-row table:style-name="ro1">
          <table:table-cell office:value-type="float" office:value="10.8571">
            <text:p>10.8571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0.9524">
            <text:p>10.9524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2.0952">
            <text:p>12.0952</text:p>
          </table:table-cell>
          <table:table-cell/>
        </table:table-row>
        <table:table-row table:style-name="ro1">
          <table:table-cell office:value-type="float" office:value="12.0476">
            <text:p>12.0476</text:p>
          </table:table-cell>
          <table:table-cell/>
        </table:table-row>
        <table:table-row table:style-name="ro1">
          <table:table-cell office:value-type="float" office:value="12.381">
            <text:p>12.381</text:p>
          </table:table-cell>
          <table:table-cell/>
        </table:table-row>
        <table:table-row table:style-name="ro1">
          <table:table-cell office:value-type="float" office:value="12.7619">
            <text:p>12.7619</text:p>
          </table:table-cell>
          <table:table-cell/>
        </table:table-row>
        <table:table-row table:style-name="ro1">
          <table:table-cell office:value-type="float" office:value="12.2381">
            <text:p>12.2381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8095">
            <text:p>11.8095</text:p>
          </table:table-cell>
          <table:table-cell/>
        </table:table-row>
        <table:table-row table:style-name="ro1">
          <table:table-cell office:value-type="float" office:value="11.619">
            <text:p>11.619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9524">
            <text:p>10.9524</text:p>
          </table:table-cell>
          <table:table-cell/>
        </table:table-row>
        <table:table-row table:style-name="ro1">
          <table:table-cell office:value-type="float" office:value="11.1429">
            <text:p>11.1429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1.3333">
            <text:p>11.3333</text:p>
          </table:table-cell>
          <table:table-cell/>
        </table:table-row>
        <table:table-row table:style-name="ro1">
          <table:table-cell office:value-type="float" office:value="11.8571">
            <text:p>11.8571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2.9048">
            <text:p>12.9048</text:p>
          </table:table-cell>
          <table:table-cell/>
        </table:table-row>
        <table:table-row table:style-name="ro1">
          <table:table-cell office:value-type="float" office:value="13.2381">
            <text:p>13.2381</text:p>
          </table:table-cell>
          <table:table-cell/>
        </table:table-row>
        <table:table-row table:style-name="ro1">
          <table:table-cell office:value-type="float" office:value="13.5714">
            <text:p>13.5714</text:p>
          </table:table-cell>
          <table:table-cell/>
        </table:table-row>
        <table:table-row table:style-name="ro1">
          <table:table-cell office:value-type="float" office:value="14.619">
            <text:p>14.619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.4762">
            <text:p>17.4762</text:p>
          </table:table-cell>
          <table:table-cell/>
        </table:table-row>
        <table:table-row table:style-name="ro1">
          <table:table-cell office:value-type="float" office:value="18.619">
            <text:p>18.619</text:p>
          </table:table-cell>
          <table:table-cell/>
        </table:table-row>
        <table:table-row table:style-name="ro1">
          <table:table-cell office:value-type="float" office:value="20.381">
            <text:p>20.381</text:p>
          </table:table-cell>
          <table:table-cell/>
        </table:table-row>
        <table:table-row table:style-name="ro1">
          <table:table-cell office:value-type="float" office:value="21.8095">
            <text:p>21.8095</text:p>
          </table:table-cell>
          <table:table-cell/>
        </table:table-row>
        <table:table-row table:style-name="ro1">
          <table:table-cell office:value-type="float" office:value="23.6667">
            <text:p>23.6667</text:p>
          </table:table-cell>
          <table:table-cell/>
        </table:table-row>
        <table:table-row table:style-name="ro1">
          <table:table-cell office:value-type="float" office:value="24.5714">
            <text:p>24.5714</text:p>
          </table:table-cell>
          <table:table-cell/>
        </table:table-row>
        <table:table-row table:style-name="ro1">
          <table:table-cell office:value-type="float" office:value="27.7619">
            <text:p>27.7619</text:p>
          </table:table-cell>
          <table:table-cell/>
        </table:table-row>
        <table:table-row table:style-name="ro1">
          <table:table-cell office:value-type="float" office:value="29.9524">
            <text:p>29.9524</text:p>
          </table:table-cell>
          <table:table-cell/>
        </table:table-row>
        <table:table-row table:style-name="ro1">
          <table:table-cell office:value-type="float" office:value="33.8571">
            <text:p>33.8571</text:p>
          </table:table-cell>
          <table:table-cell/>
        </table:table-row>
        <table:table-row table:style-name="ro1">
          <table:table-cell office:value-type="float" office:value="37.0476">
            <text:p>37.0476</text:p>
          </table:table-cell>
          <table:table-cell/>
        </table:table-row>
        <table:table-row table:style-name="ro1">
          <table:table-cell office:value-type="float" office:value="40.1905">
            <text:p>40.1905</text:p>
          </table:table-cell>
          <table:table-cell/>
        </table:table-row>
        <table:table-row table:style-name="ro1">
          <table:table-cell office:value-type="float" office:value="43.8571">
            <text:p>43.8571</text:p>
          </table:table-cell>
          <table:table-cell/>
        </table:table-row>
        <table:table-row table:style-name="ro1">
          <table:table-cell office:value-type="float" office:value="47.5238">
            <text:p>47.5238</text:p>
          </table:table-cell>
          <table:table-cell/>
        </table:table-row>
        <table:table-row table:style-name="ro1">
          <table:table-cell office:value-type="float" office:value="50.9048">
            <text:p>50.9048</text:p>
          </table:table-cell>
          <table:table-cell/>
        </table:table-row>
        <table:table-row table:style-name="ro1">
          <table:table-cell office:value-type="float" office:value="53.2381">
            <text:p>53.2381</text:p>
          </table:table-cell>
          <table:table-cell/>
        </table:table-row>
        <table:table-row table:style-name="ro1">
          <table:table-cell office:value-type="float" office:value="55.0476">
            <text:p>55.0476</text:p>
          </table:table-cell>
          <table:table-cell/>
        </table:table-row>
        <table:table-row table:style-name="ro1">
          <table:table-cell office:value-type="float" office:value="56.4762">
            <text:p>56.4762</text:p>
          </table:table-cell>
          <table:table-cell/>
        </table:table-row>
        <table:table-row table:style-name="ro1">
          <table:table-cell office:value-type="float" office:value="58.2381">
            <text:p>58.238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.8571">
            <text:p>60.8571</text:p>
          </table:table-cell>
          <table:table-cell/>
        </table:table-row>
        <table:table-row table:style-name="ro1">
          <table:table-cell office:value-type="float" office:value="62.3333">
            <text:p>62.3333</text:p>
          </table:table-cell>
          <table:table-cell/>
        </table:table-row>
        <table:table-row table:style-name="ro1">
          <table:table-cell office:value-type="float" office:value="62.6667">
            <text:p>62.6667</text:p>
          </table:table-cell>
          <table:table-cell/>
        </table:table-row>
        <table:table-row table:style-name="ro1">
          <table:table-cell office:value-type="float" office:value="64.0952">
            <text:p>64.0952</text:p>
          </table:table-cell>
          <table:table-cell/>
        </table:table-row>
        <table:table-row table:style-name="ro1">
          <table:table-cell office:value-type="float" office:value="64.5238">
            <text:p>64.5238</text:p>
          </table:table-cell>
          <table:table-cell/>
        </table:table-row>
        <table:table-row table:style-name="ro1">
          <table:table-cell office:value-type="float" office:value="64.9524">
            <text:p>64.9524</text:p>
          </table:table-cell>
          <table:table-cell/>
        </table:table-row>
        <table:table-row table:style-name="ro1">
          <table:table-cell office:value-type="float" office:value="65.0952">
            <text:p>65.095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2.1429">
            <text:p>62.1429</text:p>
          </table:table-cell>
          <table:table-cell/>
        </table:table-row>
        <table:table-row table:style-name="ro1">
          <table:table-cell office:value-type="float" office:value="60.6667">
            <text:p>60.6667</text:p>
          </table:table-cell>
          <table:table-cell/>
        </table:table-row>
        <table:table-row table:style-name="ro1">
          <table:table-cell office:value-type="float" office:value="57.2381">
            <text:p>57.2381</text:p>
          </table:table-cell>
          <table:table-cell/>
        </table:table-row>
        <table:table-row table:style-name="ro1">
          <table:table-cell office:value-type="float" office:value="54.3333">
            <text:p>54.3333</text:p>
          </table:table-cell>
          <table:table-cell/>
        </table:table-row>
        <table:table-row table:style-name="ro1">
          <table:table-cell office:value-type="float" office:value="51.1905">
            <text:p>51.190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4.0952">
            <text:p>44.0952</text:p>
          </table:table-cell>
          <table:table-cell/>
        </table:table-row>
        <table:table-row table:style-name="ro1">
          <table:table-cell office:value-type="float" office:value="40.3333">
            <text:p>40.3333</text:p>
          </table:table-cell>
          <table:table-cell/>
        </table:table-row>
        <table:table-row table:style-name="ro1">
          <table:table-cell office:value-type="float" office:value="37.5238">
            <text:p>37.5238</text:p>
          </table:table-cell>
          <table:table-cell/>
        </table:table-row>
        <table:table-row table:style-name="ro1">
          <table:table-cell office:value-type="float" office:value="35.1429">
            <text:p>35.1429</text:p>
          </table:table-cell>
          <table:table-cell/>
        </table:table-row>
        <table:table-row table:style-name="ro1">
          <table:table-cell office:value-type="float" office:value="32.7619">
            <text:p>32.7619</text:p>
          </table:table-cell>
          <table:table-cell/>
        </table:table-row>
        <table:table-row table:style-name="ro1">
          <table:table-cell office:value-type="float" office:value="30.1429">
            <text:p>30.1429</text:p>
          </table:table-cell>
          <table:table-cell/>
        </table:table-row>
        <table:table-row table:style-name="ro1">
          <table:table-cell office:value-type="float" office:value="28.4286">
            <text:p>28.4286</text:p>
          </table:table-cell>
          <table:table-cell/>
        </table:table-row>
        <table:table-row table:style-name="ro1">
          <table:table-cell office:value-type="float" office:value="25.6667">
            <text:p>25.6667</text:p>
          </table:table-cell>
          <table:table-cell/>
        </table:table-row>
        <table:table-row table:style-name="ro1">
          <table:table-cell office:value-type="float" office:value="22.8571">
            <text:p>22.857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8.2381">
            <text:p>18.2381</text:p>
          </table:table-cell>
          <table:table-cell/>
        </table:table-row>
        <table:table-row table:style-name="ro1">
          <table:table-cell office:value-type="float" office:value="15.4286">
            <text:p>15.4286</text:p>
          </table:table-cell>
          <table:table-cell/>
        </table:table-row>
        <table:table-row table:style-name="ro1">
          <table:table-cell office:value-type="float" office:value="13.7143">
            <text:p>13.7143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0.5238">
            <text:p>10.5238</text:p>
          </table:table-cell>
          <table:table-cell/>
        </table:table-row>
        <table:table-row table:style-name="ro1">
          <table:table-cell office:value-type="float" office:value="9.90476">
            <text:p>9.90476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04762">
            <text:p>8.04762</text:p>
          </table:table-cell>
          <table:table-cell/>
        </table:table-row>
        <table:table-row table:style-name="ro1">
          <table:table-cell office:value-type="float" office:value="7.66667">
            <text:p>7.66667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66667">
            <text:p>6.66667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52381">
            <text:p>6.52381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6.09524">
            <text:p>6.09524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19048">
            <text:p>6.19048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38095">
            <text:p>6.38095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7.2381">
            <text:p>7.2381</text:p>
          </table:table-cell>
          <table:table-cell/>
        </table:table-row>
        <table:table-row table:style-name="ro1">
          <table:table-cell office:value-type="float" office:value="7.47619">
            <text:p>7.47619</text:p>
          </table:table-cell>
          <table:table-cell/>
        </table:table-row>
        <table:table-row table:style-name="ro1">
          <table:table-cell office:value-type="float" office:value="7.66667">
            <text:p>7.66667</text:p>
          </table:table-cell>
          <table:table-cell/>
        </table:table-row>
        <table:table-row table:style-name="ro1">
          <table:table-cell office:value-type="float" office:value="7.57143">
            <text:p>7.57143</text:p>
          </table:table-cell>
          <table:table-cell/>
        </table:table-row>
        <table:table-row table:style-name="ro1">
          <table:table-cell office:value-type="float" office:value="7.85714">
            <text:p>7.85714</text:p>
          </table:table-cell>
          <table:table-cell/>
        </table:table-row>
        <table:table-row table:style-name="ro1">
          <table:table-cell office:value-type="float" office:value="7.95238">
            <text:p>7.95238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57143">
            <text:p>8.57143</text:p>
          </table:table-cell>
          <table:table-cell/>
        </table:table-row>
        <table:table-row table:style-name="ro1">
          <table:table-cell office:value-type="float" office:value="8.95238">
            <text:p>8.95238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9.7619">
            <text:p>9.7619</text:p>
          </table:table-cell>
          <table:table-cell/>
        </table:table-row>
        <table:table-row table:style-name="ro1">
          <table:table-cell office:value-type="float" office:value="10.1905">
            <text:p>10.1905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7619">
            <text:p>10.7619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8571">
            <text:p>10.8571</text:p>
          </table:table-cell>
          <table:table-cell/>
        </table:table-row>
        <table:table-row table:style-name="ro1">
          <table:table-cell office:value-type="float" office:value="10.5714">
            <text:p>10.5714</text:p>
          </table:table-cell>
          <table:table-cell/>
        </table:table-row>
        <table:table-row table:style-name="ro1">
          <table:table-cell office:value-type="float" office:value="10.619">
            <text:p>10.619</text:p>
          </table:table-cell>
          <table:table-cell/>
        </table:table-row>
        <table:table-row table:style-name="ro1">
          <table:table-cell office:value-type="float" office:value="10.7143">
            <text:p>10.7143</text:p>
          </table:table-cell>
          <table:table-cell/>
        </table:table-row>
        <table:table-row table:style-name="ro1">
          <table:table-cell office:value-type="float" office:value="10.4286">
            <text:p>10.4286</text:p>
          </table:table-cell>
          <table:table-cell/>
        </table:table-row>
        <table:table-row table:style-name="ro1">
          <table:table-cell office:value-type="float" office:value="10.8095">
            <text:p>10.8095</text:p>
          </table:table-cell>
          <table:table-cell/>
        </table:table-row>
        <table:table-row table:style-name="ro1">
          <table:table-cell office:value-type="float" office:value="11.1429">
            <text:p>11.1429</text:p>
          </table:table-cell>
          <table:table-cell/>
        </table:table-row>
        <table:table-row table:style-name="ro1">
          <table:table-cell office:value-type="float" office:value="11.4286">
            <text:p>11.4286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9048">
            <text:p>11.9048</text:p>
          </table:table-cell>
          <table:table-cell/>
        </table:table-row>
        <table:table-row table:style-name="ro1">
          <table:table-cell office:value-type="float" office:value="11.4762">
            <text:p>11.4762</text:p>
          </table:table-cell>
          <table:table-cell/>
        </table:table-row>
        <table:table-row table:style-name="ro1">
          <table:table-cell office:value-type="float" office:value="11.2381">
            <text:p>11.2381</text:p>
          </table:table-cell>
          <table:table-cell/>
        </table:table-row>
        <table:table-row table:style-name="ro1">
          <table:table-cell office:value-type="float" office:value="10.619">
            <text:p>10.619</text:p>
          </table:table-cell>
          <table:table-cell/>
        </table:table-row>
        <table:table-row table:style-name="ro1">
          <table:table-cell office:value-type="float" office:value="10.6667">
            <text:p>10.6667</text:p>
          </table:table-cell>
          <table:table-cell/>
        </table:table-row>
        <table:table-row table:style-name="ro1">
          <table:table-cell office:value-type="float" office:value="10.1905">
            <text:p>10.19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.71429">
            <text:p>9.71429</text:p>
          </table:table-cell>
          <table:table-cell/>
        </table:table-row>
        <table:table-row table:style-name="ro1">
          <table:table-cell office:value-type="float" office:value="9.04762">
            <text:p>9.04762</text:p>
          </table:table-cell>
          <table:table-cell/>
        </table:table-row>
        <table:table-row table:style-name="ro1">
          <table:table-cell office:value-type="float" office:value="8.52381">
            <text:p>8.52381</text:p>
          </table:table-cell>
          <table:table-cell/>
        </table:table-row>
        <table:table-row table:style-name="ro1">
          <table:table-cell office:value-type="float" office:value="8.14286">
            <text:p>8.14286</text:p>
          </table:table-cell>
          <table:table-cell/>
        </table:table-row>
        <table:table-row table:style-name="ro1">
          <table:table-cell office:value-type="float" office:value="7.85714">
            <text:p>7.85714</text:p>
          </table:table-cell>
          <table:table-cell/>
        </table:table-row>
        <table:table-row table:style-name="ro1">
          <table:table-cell office:value-type="float" office:value="7.61905">
            <text:p>7.61905</text:p>
          </table:table-cell>
          <table:table-cell/>
        </table:table-row>
        <table:table-row table:style-name="ro1">
          <table:table-cell office:value-type="float" office:value="7.47619">
            <text:p>7.47619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6.42857">
            <text:p>6.42857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5.80952">
            <text:p>5.80952</text:p>
          </table:table-cell>
          <table:table-cell/>
        </table:table-row>
        <table:table-row table:style-name="ro1">
          <table:table-cell office:value-type="float" office:value="5.04762">
            <text:p>5.04762</text:p>
          </table:table-cell>
          <table:table-cell/>
        </table:table-row>
        <table:table-row table:style-name="ro1">
          <table:table-cell office:value-type="float" office:value="4.57143">
            <text:p>4.57143</text:p>
          </table:table-cell>
          <table:table-cell/>
        </table:table-row>
        <table:table-row table:style-name="ro1">
          <table:table-cell office:value-type="float" office:value="4.14286">
            <text:p>4.14286</text:p>
          </table:table-cell>
          <table:table-cell/>
        </table:table-row>
        <table:table-row table:style-name="ro1">
          <table:table-cell office:value-type="float" office:value="3.66667">
            <text:p>3.66667</text:p>
          </table:table-cell>
          <table:table-cell/>
        </table:table-row>
        <table:table-row table:style-name="ro1">
          <table:table-cell office:value-type="float" office:value="3.57143">
            <text:p>3.57143</text:p>
          </table:table-cell>
          <table:table-cell/>
        </table:table-row>
        <table:table-row table:style-name="ro1">
          <table:table-cell office:value-type="float" office:value="3.19048">
            <text:p>3.190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57143">
            <text:p>2.57143</text:p>
          </table:table-cell>
          <table:table-cell/>
        </table:table-row>
        <table:table-row table:style-name="ro1">
          <table:table-cell office:value-type="float" office:value="2.28571">
            <text:p>2.28571</text:p>
          </table:table-cell>
          <table:table-cell/>
        </table:table-row>
        <table:table-row table:style-name="ro1">
          <table:table-cell office:value-type="float" office:value="2.04762">
            <text:p>2.0476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95238">
            <text:p>1.95238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42857">
            <text:p>1.42857</text:p>
          </table:table-cell>
          <table:table-cell/>
        </table:table-row>
        <table:table-row table:style-name="ro1">
          <table:table-cell office:value-type="float" office:value="1.42857">
            <text:p>1.4285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1.90476">
            <text:p>1.90476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14286">
            <text:p>2.142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.47619">
            <text:p>3.4761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.52381">
            <text:p>4.52381</text:p>
          </table:table-cell>
          <table:table-cell/>
        </table:table-row>
        <table:table-row table:style-name="ro1">
          <table:table-cell office:value-type="float" office:value="4.95238">
            <text:p>4.95238</text:p>
          </table:table-cell>
          <table:table-cell/>
        </table:table-row>
        <table:table-row table:style-name="ro1">
          <table:table-cell office:value-type="float" office:value="5.85714">
            <text:p>5.85714</text:p>
          </table:table-cell>
          <table:table-cell/>
        </table:table-row>
        <table:table-row table:style-name="ro1">
          <table:table-cell office:value-type="float" office:value="7.28571">
            <text:p>7.28571</text:p>
          </table:table-cell>
          <table:table-cell/>
        </table:table-row>
        <table:table-row table:style-name="ro1">
          <table:table-cell office:value-type="float" office:value="7.80952">
            <text:p>7.80952</text:p>
          </table:table-cell>
          <table:table-cell/>
        </table:table-row>
        <table:table-row table:style-name="ro1">
          <table:table-cell office:value-type="float" office:value="9.2381">
            <text:p>9.2381</text:p>
          </table:table-cell>
          <table:table-cell/>
        </table:table-row>
        <table:table-row table:style-name="ro1">
          <table:table-cell office:value-type="float" office:value="11.0476">
            <text:p>11.0476</text:p>
          </table:table-cell>
          <table:table-cell/>
        </table:table-row>
        <table:table-row table:style-name="ro1">
          <table:table-cell office:value-type="float" office:value="14.4762">
            <text:p>14.4762</text:p>
          </table:table-cell>
          <table:table-cell/>
        </table:table-row>
        <table:table-row table:style-name="ro1">
          <table:table-cell office:value-type="float" office:value="14.8095">
            <text:p>14.8095</text:p>
          </table:table-cell>
          <table:table-cell/>
        </table:table-row>
        <table:table-row table:style-name="ro1">
          <table:table-cell office:value-type="float" office:value="15.1905">
            <text:p>15.1905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4.9524">
            <text:p>14.9524</text:p>
          </table:table-cell>
          <table:table-cell/>
        </table:table-row>
        <table:table-row table:style-name="ro1">
          <table:table-cell office:value-type="float" office:value="15.2857">
            <text:p>15.2857</text:p>
          </table:table-cell>
          <table:table-cell/>
        </table:table-row>
        <table:table-row table:style-name="ro1">
          <table:table-cell office:value-type="float" office:value="15.381">
            <text:p>15.381</text:p>
          </table:table-cell>
          <table:table-cell/>
        </table:table-row>
        <table:table-row table:style-name="ro1">
          <table:table-cell office:value-type="float" office:value="15.4762">
            <text:p>15.4762</text:p>
          </table:table-cell>
          <table:table-cell/>
        </table:table-row>
        <table:table-row table:style-name="ro1">
          <table:table-cell office:value-type="float" office:value="15.4762">
            <text:p>15.4762</text:p>
          </table:table-cell>
          <table:table-cell/>
        </table:table-row>
        <table:table-row table:style-name="ro1">
          <table:table-cell office:value-type="float" office:value="15.4286">
            <text:p>15.4286</text:p>
          </table:table-cell>
          <table:table-cell/>
        </table:table-row>
        <table:table-row table:style-name="ro1">
          <table:table-cell office:value-type="float" office:value="15.1429">
            <text:p>15.1429</text:p>
          </table:table-cell>
          <table:table-cell/>
        </table:table-row>
        <table:table-row table:style-name="ro1">
          <table:table-cell office:value-type="float" office:value="14.1905">
            <text:p>14.1905</text:p>
          </table:table-cell>
          <table:table-cell/>
        </table:table-row>
        <table:table-row table:style-name="ro1">
          <table:table-cell office:value-type="float" office:value="13.7619">
            <text:p>13.7619</text:p>
          </table:table-cell>
          <table:table-cell/>
        </table:table-row>
        <table:table-row table:style-name="ro1">
          <table:table-cell office:value-type="float" office:value="13.1905">
            <text:p>13.1905</text:p>
          </table:table-cell>
          <table:table-cell/>
        </table:table-row>
        <table:table-row table:style-name="ro1">
          <table:table-cell office:value-type="float" office:value="12.619">
            <text:p>12.619</text:p>
          </table:table-cell>
          <table:table-cell/>
        </table:table-row>
        <table:table-row table:style-name="ro1">
          <table:table-cell office:value-type="float" office:value="12.0476">
            <text:p>12.0476</text:p>
          </table:table-cell>
          <table:table-cell/>
        </table:table-row>
        <table:table-row table:style-name="ro1">
          <table:table-cell office:value-type="float" office:value="11.2857">
            <text:p>11.2857</text:p>
          </table:table-cell>
          <table:table-cell/>
        </table:table-row>
        <table:table-row table:style-name="ro1">
          <table:table-cell office:value-type="float" office:value="9.80952">
            <text:p>9.80952</text:p>
          </table:table-cell>
          <table:table-cell/>
        </table:table-row>
        <table:table-row table:style-name="ro1">
          <table:table-cell office:value-type="float" office:value="9.28571">
            <text:p>9.28571</text:p>
          </table:table-cell>
          <table:table-cell/>
        </table:table-row>
        <table:table-row table:style-name="ro1">
          <table:table-cell office:value-type="float" office:value="7.71429">
            <text:p>7.71429</text:p>
          </table:table-cell>
          <table:table-cell/>
        </table:table-row>
        <table:table-row table:style-name="ro1">
          <table:table-cell office:value-type="float" office:value="5.80952">
            <text:p>5.80952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52381">
            <text:p>1.52381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38095">
            <text:p>1.38095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90476">
            <text:p>0.190476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285714">
            <text:p>0.285714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19048">
            <text:p>1.19048</text:p>
          </table:table-cell>
          <table:table-cell/>
        </table:table-row>
        <table:table-row table:style-name="ro1">
          <table:table-cell office:value-type="float" office:value="1.33333">
            <text:p>1.33333</text:p>
          </table:table-cell>
          <table:table-cell/>
        </table:table-row>
        <table:table-row table:style-name="ro1">
          <table:table-cell office:value-type="float" office:value="1.71429">
            <text:p>1.71429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04762">
            <text:p>2.04762</text:p>
          </table:table-cell>
          <table:table-cell/>
        </table:table-row>
        <table:table-row table:style-name="ro1">
          <table:table-cell office:value-type="float" office:value="2.09524">
            <text:p>2.09524</text:p>
          </table:table-cell>
          <table:table-cell/>
        </table:table-row>
        <table:table-row table:style-name="ro1">
          <table:table-cell office:value-type="float" office:value="2.19048">
            <text:p>2.19048</text:p>
          </table:table-cell>
          <table:table-cell/>
        </table:table-row>
        <table:table-row table:style-name="ro1">
          <table:table-cell office:value-type="float" office:value="2.33333">
            <text:p>2.33333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.52381">
            <text:p>2.52381</text:p>
          </table:table-cell>
          <table:table-cell/>
        </table:table-row>
        <table:table-row table:style-name="ro1">
          <table:table-cell office:value-type="float" office:value="2.61905">
            <text:p>2.61905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95238">
            <text:p>2.95238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80952">
            <text:p>2.80952</text:p>
          </table:table-cell>
          <table:table-cell/>
        </table:table-row>
        <table:table-row table:style-name="ro1">
          <table:table-cell office:value-type="float" office:value="2.7619">
            <text:p>2.7619</text:p>
          </table:table-cell>
          <table:table-cell/>
        </table:table-row>
        <table:table-row table:style-name="ro1">
          <table:table-cell office:value-type="float" office:value="2.52381">
            <text:p>2.52381</text:p>
          </table:table-cell>
          <table:table-cell/>
        </table:table-row>
        <table:table-row table:style-name="ro1">
          <table:table-cell office:value-type="float" office:value="2.61905">
            <text:p>2.61905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.38095">
            <text:p>2.38095</text:p>
          </table:table-cell>
          <table:table-cell/>
        </table:table-row>
        <table:table-row table:style-name="ro1">
          <table:table-cell office:value-type="float" office:value="2.28571">
            <text:p>2.28571</text:p>
          </table:table-cell>
          <table:table-cell/>
        </table:table-row>
        <table:table-row table:style-name="ro1">
          <table:table-cell office:value-type="float" office:value="2.09524">
            <text:p>2.09524</text:p>
          </table:table-cell>
          <table:table-cell/>
        </table:table-row>
        <table:table-row table:style-name="ro1">
          <table:table-cell office:value-type="float" office:value="1.95238">
            <text:p>1.95238</text:p>
          </table:table-cell>
          <table:table-cell/>
        </table:table-row>
        <table:table-row table:style-name="ro1">
          <table:table-cell office:value-type="float" office:value="1.61905">
            <text:p>1.61905</text:p>
          </table:table-cell>
          <table:table-cell/>
        </table:table-row>
        <table:table-row table:style-name="ro1">
          <table:table-cell office:value-type="float" office:value="1.47619">
            <text:p>1.47619</text:p>
          </table:table-cell>
          <table:table-cell/>
        </table:table-row>
        <table:table-row table:style-name="ro1">
          <table:table-cell office:value-type="float" office:value="1.33333">
            <text:p>1.33333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19048">
            <text:p>1.19048</text:p>
          </table:table-cell>
          <table:table-cell/>
        </table:table-row>
        <table:table-row table:style-name="ro1">
          <table:table-cell office:value-type="float" office:value="1.04762">
            <text:p>1.04762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714286">
            <text:p>0.714286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761905">
            <text:p>0.761905</text:p>
          </table:table-cell>
          <table:table-cell/>
        </table:table-row>
        <table:table-row table:style-name="ro1">
          <table:table-cell office:value-type="float" office:value="0.809524">
            <text:p>0.809524</text:p>
          </table:table-cell>
          <table:table-cell/>
        </table:table-row>
        <table:table-row table:style-name="ro1">
          <table:table-cell office:value-type="float" office:value="0.904762">
            <text:p>0.904762</text:p>
          </table:table-cell>
          <table:table-cell/>
        </table:table-row>
        <table:table-row table:style-name="ro1">
          <table:table-cell office:value-type="float" office:value="0.952381">
            <text:p>0.952381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1.09524">
            <text:p>1.09524</text:p>
          </table:table-cell>
          <table:table-cell/>
        </table:table-row>
        <table:table-row table:style-name="ro1">
          <table:table-cell office:value-type="float" office:value="1.38095">
            <text:p>1.38095</text:p>
          </table:table-cell>
          <table:table-cell/>
        </table:table-row>
        <table:table-row table:style-name="ro1">
          <table:table-cell office:value-type="float" office:value="1.52381">
            <text:p>1.52381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85714">
            <text:p>1.85714</text:p>
          </table:table-cell>
          <table:table-cell/>
        </table:table-row>
        <table:table-row table:style-name="ro1">
          <table:table-cell office:value-type="float" office:value="2.2381">
            <text:p>2.2381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.47619">
            <text:p>2.47619</text:p>
          </table:table-cell>
          <table:table-cell/>
        </table:table-row>
        <table:table-row table:style-name="ro1">
          <table:table-cell office:value-type="float" office:value="3.14286">
            <text:p>3.14286</text:p>
          </table:table-cell>
          <table:table-cell/>
        </table:table-row>
        <table:table-row table:style-name="ro1">
          <table:table-cell office:value-type="float" office:value="3.7619">
            <text:p>3.7619</text:p>
          </table:table-cell>
          <table:table-cell/>
        </table:table-row>
        <table:table-row table:style-name="ro1">
          <table:table-cell office:value-type="float" office:value="3.85714">
            <text:p>3.85714</text:p>
          </table:table-cell>
          <table:table-cell/>
        </table:table-row>
        <table:table-row table:style-name="ro1">
          <table:table-cell office:value-type="float" office:value="3.95238">
            <text:p>3.95238</text:p>
          </table:table-cell>
          <table:table-cell/>
        </table:table-row>
        <table:table-row table:style-name="ro1">
          <table:table-cell office:value-type="float" office:value="4.09524">
            <text:p>4.09524</text:p>
          </table:table-cell>
          <table:table-cell/>
        </table:table-row>
        <table:table-row table:style-name="ro1">
          <table:table-cell office:value-type="float" office:value="4.28571">
            <text:p>4.28571</text:p>
          </table:table-cell>
          <table:table-cell/>
        </table:table-row>
        <table:table-row table:style-name="ro1">
          <table:table-cell office:value-type="float" office:value="4.90476">
            <text:p>4.90476</text:p>
          </table:table-cell>
          <table:table-cell/>
        </table:table-row>
        <table:table-row table:style-name="ro1">
          <table:table-cell office:value-type="float" office:value="5.71429">
            <text:p>5.71429</text:p>
          </table:table-cell>
          <table:table-cell/>
        </table:table-row>
        <table:table-row table:style-name="ro1">
          <table:table-cell office:value-type="float" office:value="6.04762">
            <text:p>6.04762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6.47619">
            <text:p>6.47619</text:p>
          </table:table-cell>
          <table:table-cell/>
        </table:table-row>
        <table:table-row table:style-name="ro1">
          <table:table-cell office:value-type="float" office:value="6.61905">
            <text:p>6.61905</text:p>
          </table:table-cell>
          <table:table-cell/>
        </table:table-row>
        <table:table-row table:style-name="ro1">
          <table:table-cell office:value-type="float" office:value="6.90476">
            <text:p>6.90476</text:p>
          </table:table-cell>
          <table:table-cell/>
        </table:table-row>
        <table:table-row table:style-name="ro1">
          <table:table-cell office:value-type="float" office:value="6.95238">
            <text:p>6.95238</text:p>
          </table:table-cell>
          <table:table-cell/>
        </table:table-row>
        <table:table-row table:style-name="ro1">
          <table:table-cell office:value-type="float" office:value="6.80952">
            <text:p>6.80952</text:p>
          </table:table-cell>
          <table:table-cell/>
        </table:table-row>
        <table:table-row table:style-name="ro1">
          <table:table-cell office:value-type="float" office:value="6.71429">
            <text:p>6.71429</text:p>
          </table:table-cell>
          <table:table-cell/>
        </table:table-row>
        <table:table-row table:style-name="ro1">
          <table:table-cell office:value-type="float" office:value="6.80952">
            <text:p>6.80952</text:p>
          </table:table-cell>
          <table:table-cell/>
        </table:table-row>
        <table:table-row table:style-name="ro1">
          <table:table-cell office:value-type="float" office:value="6.57143">
            <text:p>6.57143</text:p>
          </table:table-cell>
          <table:table-cell/>
        </table:table-row>
        <table:table-row table:style-name="ro1">
          <table:table-cell office:value-type="float" office:value="6.33333">
            <text:p>6.33333</text:p>
          </table:table-cell>
          <table:table-cell/>
        </table:table-row>
        <table:table-row table:style-name="ro1">
          <table:table-cell office:value-type="float" office:value="6.2381">
            <text:p>6.2381</text:p>
          </table:table-cell>
          <table:table-cell/>
        </table:table-row>
        <table:table-row table:style-name="ro1">
          <table:table-cell office:value-type="float" office:value="6.14286">
            <text:p>6.14286</text:p>
          </table:table-cell>
          <table:table-cell/>
        </table:table-row>
        <table:table-row table:style-name="ro1">
          <table:table-cell office:value-type="float" office:value="5.47619">
            <text:p>5.47619</text:p>
          </table:table-cell>
          <table:table-cell/>
        </table:table-row>
        <table:table-row table:style-name="ro1">
          <table:table-cell office:value-type="float" office:value="4.95238">
            <text:p>4.95238</text:p>
          </table:table-cell>
          <table:table-cell/>
        </table:table-row>
        <table:table-row table:style-name="ro1">
          <table:table-cell office:value-type="float" office:value="4.85714">
            <text:p>4.85714</text:p>
          </table:table-cell>
          <table:table-cell/>
        </table:table-row>
        <table:table-row table:style-name="ro1">
          <table:table-cell office:value-type="float" office:value="4.71429">
            <text:p>4.71429</text:p>
          </table:table-cell>
          <table:table-cell/>
        </table:table-row>
        <table:table-row table:style-name="ro1">
          <table:table-cell office:value-type="float" office:value="4.52381">
            <text:p>4.52381</text:p>
          </table:table-cell>
          <table:table-cell/>
        </table:table-row>
        <table:table-row table:style-name="ro1">
          <table:table-cell office:value-type="float" office:value="4.33333">
            <text:p>4.33333</text:p>
          </table:table-cell>
          <table:table-cell/>
        </table:table-row>
        <table:table-row table:style-name="ro1">
          <table:table-cell office:value-type="float" office:value="3.7619">
            <text:p>3.7619</text:p>
          </table:table-cell>
          <table:table-cell/>
        </table:table-row>
        <table:table-row table:style-name="ro1">
          <table:table-cell office:value-type="float" office:value="2.85714">
            <text:p>2.85714</text:p>
          </table:table-cell>
          <table:table-cell/>
        </table:table-row>
        <table:table-row table:style-name="ro1">
          <table:table-cell office:value-type="float" office:value="2.47619">
            <text:p>2.47619</text:p>
          </table:table-cell>
          <table:table-cell/>
        </table:table-row>
        <table:table-row table:style-name="ro1">
          <table:table-cell office:value-type="float" office:value="2.42857">
            <text:p>2.4285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7619">
            <text:p>1.7619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28571">
            <text:p>1.28571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1.14286">
            <text:p>1.14286</text:p>
          </table:table-cell>
          <table:table-cell/>
        </table:table-row>
        <table:table-row table:style-name="ro1">
          <table:table-cell office:value-type="float" office:value="0.857143">
            <text:p>0.857143</text:p>
          </table:table-cell>
          <table:table-cell/>
        </table:table-row>
        <table:table-row table:style-name="ro1">
          <table:table-cell office:value-type="float" office:value="0.714286">
            <text:p>0.714286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52381">
            <text:p>0.52381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619048">
            <text:p>0.619048</text:p>
          </table:table-cell>
          <table:table-cell/>
        </table:table-row>
        <table:table-row table:style-name="ro1">
          <table:table-cell office:value-type="float" office:value="0.571429">
            <text:p>0.57142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47619">
            <text:p>0.47619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428571">
            <text:p>0.428571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80952">
            <text:p>0.38095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238095">
            <text:p>0.238095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142857">
            <text:p>0.142857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>
            <draw:frame table:end-cell-address="Sheet1.W2436" table:end-x="0.329cm" table:end-y="0.08cm" draw:z-index="0" draw:style-name="gr1" svg:width="47.652cm" svg:height="25.616cm" svg:x="0.097cm" svg:y="0.106cm">
              <draw:object draw:notify-on-update-of-ranges="Sheet1.A1:Sheet1.A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952381">
            <text:p>0.0952381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.047619">
            <text:p>0.0476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21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21:58:37</dc:date>
    <dc:creator>jack </dc:creator>
    <meta:document-statistic meta:table-count="1" meta:cell-count="350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653cm" svg:height="25.617cm" xlink:href=".." xlink:type="simple" chart:class="chart:bar" chart:style-name="ch1">
        <chart:legend chart:legend-position="end" svg:x="45.336cm" svg:y="12.513cm" chart:style-name="ch2"/>
        <chart:plot-area chart:style-name="ch3" table:cell-range-address="Sheet1.A1:Sheet1.A2400" svg:x="3.931cm" svg:y="2.349cm" svg:width="33.529cm" svg:height="19.174cm">
          <chartooo:coordinate-region svg:x="4.738cm" svg:y="2.548cm" svg:width="32.698cm" svg:height="17.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400" chart:class="chart:bar">
            <chart:data-point chart:repeated="2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.667">
                <text:p>924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.333">
                <text:p>350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818">
                <text:p>287.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462">
                <text:p>244.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.941">
                <text:p>197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.947">
                <text:p>178.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">
                <text:p>16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762">
                <text:p>163.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.714">
                <text:p>163.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714">
                <text:p>32.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476">
                <text:p>25.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952">
                <text:p>23.0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762">
                <text:p>21.4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952">
                <text:p>22.0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2857">
                <text:p>19.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81">
                <text:p>19.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4762">
                <text:p>19.4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238">
                <text:p>19.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5714">
                <text:p>19.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143">
                <text:p>19.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714">
                <text:p>16.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619">
                <text:p>10.7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905">
                <text:p>11.1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714">
                <text:p>11.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143">
                <text:p>11.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714">
                <text:p>11.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952">
                <text:p>11.0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905">
                <text:p>11.1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4286">
                <text:p>10.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714">
                <text:p>10.5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571">
                <text:p>10.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9524">
                <text:p>10.9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0952">
                <text:p>12.0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0476">
                <text:p>12.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381">
                <text:p>12.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619">
                <text:p>12.7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2381">
                <text:p>12.2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8095">
                <text:p>11.8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619">
                <text:p>11.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9524">
                <text:p>10.9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1429">
                <text:p>11.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8571">
                <text:p>11.8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9048">
                <text:p>12.9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2381">
                <text:p>13.2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714">
                <text:p>13.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619">
                <text:p>14.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4762">
                <text:p>17.4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619">
                <text:p>18.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381">
                <text:p>20.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8095">
                <text:p>21.8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6667">
                <text:p>23.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714">
                <text:p>24.5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7619">
                <text:p>27.7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9524">
                <text:p>29.9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8571">
                <text:p>33.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0476">
                <text:p>37.0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1905">
                <text:p>40.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8571">
                <text:p>43.8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5238">
                <text:p>47.5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.9048">
                <text:p>50.9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2381">
                <text:p>53.2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0476">
                <text:p>55.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4762">
                <text:p>56.4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2381">
                <text:p>58.2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.8571">
                <text:p>60.8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.3333">
                <text:p>62.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.6667">
                <text:p>62.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.0952">
                <text:p>64.0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.5238">
                <text:p>64.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.9524">
                <text:p>64.9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.0952">
                <text:p>65.09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.1429">
                <text:p>62.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6667">
                <text:p>60.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2381">
                <text:p>57.2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3333">
                <text:p>54.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.1905">
                <text:p>51.19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0952">
                <text:p>44.0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.3333">
                <text:p>40.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5238">
                <text:p>37.52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1429">
                <text:p>35.14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7619">
                <text:p>32.7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1429">
                <text:p>30.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4286">
                <text:p>28.42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6667">
                <text:p>25.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571">
                <text:p>22.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2381">
                <text:p>18.2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286">
                <text:p>15.4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7143">
                <text:p>13.7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5238">
                <text:p>10.5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90476">
                <text:p>9.90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04762">
                <text:p>8.04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66667">
                <text:p>7.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2381">
                <text:p>6.523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9524">
                <text:p>6.095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9048">
                <text:p>6.19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8095">
                <text:p>6.38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381">
                <text:p>7.2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7619">
                <text:p>7.476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6667">
                <text:p>7.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7143">
                <text:p>7.57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714">
                <text:p>7.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5238">
                <text:p>7.95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57143">
                <text:p>8.57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5238">
                <text:p>8.95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7619">
                <text:p>9.7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1905">
                <text:p>10.1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7619">
                <text:p>10.7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8571">
                <text:p>10.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714">
                <text:p>10.5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619">
                <text:p>10.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4286">
                <text:p>10.4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5">
                <text:p>10.8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1429">
                <text:p>11.1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286">
                <text:p>11.4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4762">
                <text:p>11.47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2381">
                <text:p>11.23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619">
                <text:p>10.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6667">
                <text:p>10.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1905">
                <text:p>10.19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71429">
                <text:p>9.71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04762">
                <text:p>9.04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52381">
                <text:p>8.52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4286">
                <text:p>8.142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85714">
                <text:p>7.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61905">
                <text:p>7.61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7619">
                <text:p>7.476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2857">
                <text:p>6.42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80952">
                <text:p>5.809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04762">
                <text:p>5.04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4286">
                <text:p>4.14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7143">
                <text:p>3.57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048">
                <text:p>3.19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8571">
                <text:p>2.28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4762">
                <text:p>2.04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5238">
                <text:p>1.95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0476">
                <text:p>1.90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7619">
                <text:p>3.476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5238">
                <text:p>4.95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5714">
                <text:p>5.85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28571">
                <text:p>7.28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80952">
                <text:p>7.809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2381">
                <text:p>9.23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0476">
                <text:p>11.0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762">
                <text:p>14.47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095">
                <text:p>14.8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1905">
                <text:p>15.19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9524">
                <text:p>14.9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2857">
                <text:p>15.28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4762">
                <text:p>15.4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4762">
                <text:p>15.4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4286">
                <text:p>15.42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1429">
                <text:p>15.14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905">
                <text:p>14.19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619">
                <text:p>13.7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1905">
                <text:p>13.19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0476">
                <text:p>12.04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2857">
                <text:p>11.28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80952">
                <text:p>9.809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28571">
                <text:p>9.285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71429">
                <text:p>7.71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80952">
                <text:p>5.809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2381">
                <text:p>1.52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8095">
                <text:p>1.380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71429">
                <text:p>1.7142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.04762">
                <text:p>2.0476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.09524">
                <text:p>2.0952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.19048">
                <text:p>2.1904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.33333">
                <text:p>2.3333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.52381">
                <text:p>2.5238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.61905">
                <text:p>2.6190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.95238">
                <text:p>2.9523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.80952">
                <text:p>2.8095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.52381">
                <text:p>2.5238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.61905">
                <text:p>2.6190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.38095">
                <text:p>2.3809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.28571">
                <text:p>2.2857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.09524">
                <text:p>2.0952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95238">
                <text:p>1.9523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61905">
                <text:p>1.6190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47619">
                <text:p>1.4761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04762">
                <text:p>1.0476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904762">
                <text:p>0.90476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.38095">
                <text:p>1.3809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52381">
                <text:p>1.5238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85714">
                <text:p>1.8571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2381">
                <text:p>2.238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47619">
                <text:p>2.4761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.14286">
                <text:p>3.1428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7619">
                <text:p>3.761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95238">
                <text:p>3.9523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.09524">
                <text:p>4.095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.28571">
                <text:p>4.2857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.90476">
                <text:p>4.9047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.71429">
                <text:p>5.7142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.04762">
                <text:p>6.0476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6.47619">
                <text:p>6.4761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.61905">
                <text:p>6.6190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.90476">
                <text:p>6.9047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.95238">
                <text:p>6.9523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.80952">
                <text:p>6.8095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.71429">
                <text:p>6.7142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.80952">
                <text:p>6.8095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.57143">
                <text:p>6.5714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.2381">
                <text:p>6.238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6.14286">
                <text:p>6.1428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.47619">
                <text:p>5.4761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.95238">
                <text:p>4.9523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.85714">
                <text:p>4.8571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.71429">
                <text:p>4.7142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.33333">
                <text:p>4.3333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.7619">
                <text:p>3.76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85714">
                <text:p>2.8571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47619">
                <text:p>2.4761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42857">
                <text:p>2.4285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.7619">
                <text:p>1.761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.28571">
                <text:p>1.2857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.14286">
                <text:p>1.1428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857143">
                <text:p>0.85714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47619">
                <text:p>0.04761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